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0.158cm double #000000" style:join-border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center" style:justify-single-word="false"/>
      <style:text-properties fo:color="#6666ff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 style:list-style-name="L3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 style:list-style-name="L5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10" style:family="paragraph" style:parent-style-name="Standard" style:list-style-name="L2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 style:list-style-name="L4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6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 style:list-style-name="L7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VIVAIO FELICE – PROJECT WORK</text:p>
      <text:p text:style-name="P1"/>
      <text:list xml:id="list2733472870601277808" text:style-name="L1">
        <text:list-item>
          <text:p text:style-name="P7">COS'E' UN'AUTO -</text:p>
        </text:list-item>
      </text:list>
      <text:p text:style-name="P2"/>
      <text:list xml:id="list4219628308201986848" text:style-name="L2">
        <text:list-item>
          <text:p text:style-name="P10">marca </text:p>
        </text:list-item>
        <text:list-item>
          <text:p text:style-name="P10">modello</text:p>
        </text:list-item>
        <text:list-item>
          <text:p text:style-name="P10">TARGA •</text:p>
        </text:list-item>
        <text:list-item>
          <text:p text:style-name="P10">lv serbatoio</text:p>
        </text:list-item>
        <text:list-item>
          <text:p text:style-name="P10">capienza carichi</text:p>
        </text:list-item>
        <text:list-item>
          <text:p text:style-name="P10">classe di consumo (carburante – euro X)</text:p>
        </text:list-item>
        <text:list-item>
          <text:p text:style-name="P10">ultima manutenzione</text:p>
        </text:list-item>
        <text:list-item>
          <text:p text:style-name="P10">kmtraggio</text:p>
        </text:list-item>
        <text:list-item>
          <text:p text:style-name="P10">(eventuale carico presente)</text:p>
        </text:list-item>
        <text:list-item>
          <text:p text:style-name="P10">sede</text:p>
        </text:list-item>
        <text:list-item>
          <text:p text:style-name="P10">data assicurazione</text:p>
        </text:list-item>
        <text:list-item>
          <text:p text:style-name="P10">bollo</text:p>
        </text:list-item>
        <text:list-item>
          <text:p text:style-name="P10">attrezzatura disponibile</text:p>
        </text:list-item>
      </text:list>
      <text:p text:style-name="P3"/>
      <text:list xml:id="list4905797814830539943" text:style-name="L3">
        <text:list-item>
          <text:p text:style-name="P8">DIPENDENTE -</text:p>
        </text:list-item>
      </text:list>
      <text:p text:style-name="P4"/>
      <text:list xml:id="list335820369612906632" text:style-name="L4">
        <text:list-item>
          <text:p text:style-name="P11">nome</text:p>
        </text:list-item>
        <text:list-item>
          <text:p text:style-name="P11">cognome</text:p>
        </text:list-item>
        <text:list-item>
          <text:p text:style-name="P11">codice fiscale <text:s/>•</text:p>
        </text:list-item>
        <text:list-item>
          <text:p text:style-name="P11">data di nascita</text:p>
        </text:list-item>
        <text:list-item>
          <text:p text:style-name="P11">residenza</text:p>
        </text:list-item>
        <text:list-item>
          <text:p text:style-name="P11">id aziendale •</text:p>
        </text:list-item>
        <text:list-item>
          <text:p text:style-name="P11">reparto</text:p>
        </text:list-item>
        <text:list-item>
          <text:p text:style-name="P11">mansione</text:p>
        </text:list-item>
        <text:list-item>
          <text:p text:style-name="P11">sede</text:p>
        </text:list-item>
        <text:list-item>
          <text:p text:style-name="P11">possesso patente</text:p>
        </text:list-item>
        <text:list-item>
          <text:p text:style-name="P11">userid (forse id aziendale)</text:p>
        </text:list-item>
        <text:list-item>
          <text:p text:style-name="P11">password</text:p>
        </text:list-item>
      </text:list>
      <text:list xml:id="list5633227502601480076" text:style-name="L5">
        <text:list-item>
          <text:p text:style-name="P9">UTILIZZO -</text:p>
        </text:list-item>
      </text:list>
      <text:p text:style-name="P4"/>
      <text:list xml:id="list6037999657079599428" text:style-name="L6">
        <text:list-item>
          <text:p text:style-name="P12">disponibilità</text:p>
        </text:list-item>
        <text:list-item>
          <text:p text:style-name="P12">sede </text:p>
        </text:list-item>
        <text:list-item>
          <text:p text:style-name="P12">km pre uso</text:p>
        </text:list-item>
        <text:list-item>
          <text:p text:style-name="P12">km post uso</text:p>
        </text:list-item>
        <text:list-item>
          <text:p text:style-name="P12">id dipendente che l'ha prenotata</text:p>
        </text:list-item>
        <text:list-item>
          <text:p text:style-name="P12">destinazione</text:p>
        </text:list-item>
        <text:list-item>
          <text:p text:style-name="P12">carico</text:p>
        </text:list-item>
        <text:list-item>
          <text:p text:style-name="P12">motivo</text:p>
        </text:list-item>
        <text:list-item>
          <text:p text:style-name="P12">data utilizzo</text:p>
        </text:list-item>
        <text:list-item>
          <text:p text:style-name="P12">inizio utilizzo</text:p>
        </text:list-item>
        <text:list-item>
          <text:p text:style-name="P12">fine utilizzo</text:p>
        </text:list-item>
        <text:list-item>
          <text:p text:style-name="P12">spese di viaggio</text:p>
        </text:list-item>
        <text:list-item>
          <text:p text:style-name="P12"><text:soft-page-break/>multe</text:p>
        </text:list-item>
        <text:list-item>
          <text:p text:style-name="P12">incidenti</text:p>
        </text:list-item>
        <text:list-item>
          <text:p text:style-name="P12">rifornimenti (spesa)</text:p>
        </text:list-item>
      </text:list>
      <text:p text:style-name="P3"/>
      <text:p text:style-name="P3"/>
      <text:p text:style-name="P3"/>
      <text:list xml:id="list30780093" text:continue-list="list4905797814830539943" text:style-name="L3">
        <text:list-item>
          <text:p text:style-name="P8">MANUTENZIONE -</text:p>
        </text:list-item>
      </text:list>
      <text:p text:style-name="P4"/>
      <text:list xml:id="list7851668491458841642" text:style-name="L7">
        <text:list-item>
          <text:p text:style-name="P13">id manutenzione <text:s/>•</text:p>
        </text:list-item>
        <text:list-item>
          <text:p text:style-name="P13">tipo di guasto</text:p>
        </text:list-item>
        <text:list-item>
          <text:p text:style-name="P13">data </text:p>
        </text:list-item>
        <text:list-item>
          <text:p text:style-name="P13">durata manutenzione</text:p>
        </text:list-item>
        <text:list-item>
          <text:p text:style-name="P13">lavoro effettuato</text:p>
        </text:list-item>
        <text:list-item>
          <text:p text:style-name="P13">manutentore</text:p>
        </text:list-item>
        <text:list-item>
          <text:p text:style-name="P13">spesa manutenzione</text:p>
        </text:list-item>
        <text:list-item>
          <text:p text:style-name="P13">man. Ordinaria date</text:p>
        </text:list-item>
        <text:list-item>
          <text:p text:style-name="P13">km tagliando</text:p>
        </text:list-item>
        <text:list-item>
          <text:p text:style-name="P13">scadenza bollo e assicurazion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Ramponi</meta:initial-creator>
    <meta:creation-date>2020-01-28T08:55:52.69</meta:creation-date>
    <dc:date>2020-01-28T10:38:38.87</dc:date>
    <dc:creator>Alberto Ramponi</dc:creator>
    <meta:editing-duration>PT1H33M54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2" meta:paragraph-count="55" meta:word-count="169" meta:character-count="812"/>
  </office:meta>
</office:document-meta>
</file>